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9"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9" style:family="paragraph" style:parent-style-name="Standard">
      <style:paragraph-properties fo:margin-top="0in" fo:margin-bottom="0.0402in" style:writing-mode="lr-tb"/>
    </style:style>
    <style:style style:name="P30" style:family="paragraph" style:parent-style-name="Standard">
      <style:paragraph-properties fo:margin-top="0in" fo:margin-bottom="0.0402in"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Morashon: The Musical</text:p>
      <text:p text:style-name="P20"/>
      <text:p text:style-name="P8">Scene: Starlite Lounge, a piano bar.</text:p>
      <text:p text:style-name="P8">spotlight comes up on piano player -- typical bar lounge guy, rings on fingers, bald with a comb-over. <text:s/>He has a mid-90's looking midi setup doing drums, strings etc; he plays a shiny black baby grand.</text:p>
      <text:p text:style-name="P8"/>
      <text:p text:style-name="P8">Plays intro to Starlite with much fanfare. <text:s/>More lights come up slowly, revealing three people at the bar.</text:p>
      <text:p text:style-name="P8"/>
      <text:p text:style-name="P8">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9"/>
      <text:p text:style-name="P8">Music transitions from Starlite to Morashon theme</text:p>
      <text:p text:style-name="P8"/>
      <text:p text:style-name="P9">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9"/>
      <text:p text:style-name="P8">Pause... <text:s/>All lights fade as a spot comes up on Thisone at the bar, twirling a stick in his drink. <text:s/>Music segues again</text:p>
      <text:p text:style-name="P9"/>
      <text:p text:style-name="P9">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9"/>
      <text:p text:style-name="P8"/>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6">        </text:p>
      <text:p text:style-name="P1"><text:span text:style-name="T2">(The only way you could succeed was by failing!)</text:span> </text:p>
      <text:p text:style-name="P1"><text:soft-page-break/><text:span text:style-name="T2">(No!)</text:span><text:span text:style-name="T2"> </text:span></text:p>
      <text:p text:style-name="P1"><text:span text:style-name="T2">(The only way you could succeed was by failing!)</text:span> </text:p>
      <text:p text:style-name="P3">(woman: Really?)</text:p>
      <text:p text:style-name="P8"/>
      <text:p text:style-name="P8">Fade out.</text:p>
      <text:p text:style-name="P8">Fade in; caption: 3 years earlier</text:p>
      <text:p text:style-name="P8">Scene: Starlite Lounge</text:p>
      <text:p text:style-name="P8">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8">During the interlude where the instruments drop out, the ogre appears flustered, waving at the piano player even as he attempts to sing the final verse over the drums. <text:s/>Finally he kicks the midi drum machine in frustration. <text:s/>The instruments return.</text:p>
      <text:p text:style-name="P8">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8"/>
      <text:p text:style-name="P8">This all happens in the background; the music fades low as the dialog begins.</text:p>
      <text:p text:style-name="P8"/>
      <text:p text:style-name="P8">song: starlite</text:p>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text:soft-page-break/>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text:soft-page-break/>_Thisone: Where are we going?</text:p>
      <text:p text:style-name="P16">_Annai: Come with.</text:p>
      <text:p text:style-name="P17"/>
      <text:p text:style-name="P17">Scene: big rave</text:p>
      <text:p text:style-name="P17">Morashon is performing</text:p>
      <text:p text:style-name="P17">Multi-headed, multi-armed avatar, plays all instruments, sings</text:p>
      <text:p text:style-name="P17">Song: Changing Time</text:p>
      <text:p text:style-name="P17">Sung by: Morashon</text:p>
      <text:p text:style-name="P16"/>
      <text:p text:style-name="P12">If you try to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thing doing I can'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text:soft-page-break/>May just blow your mind</text:p>
      <text:p text:style-name="P12"/>
      <text:p text:style-name="P12">Ooh,</text:p>
      <text:p text:style-name="P12">Ooh, changing time</text:p>
      <text:p text:style-name="P12">Ooh,</text:p>
      <text:p text:style-name="P12">Ooh, changing time</text:p>
      <text:p text:style-name="P12"/>
      <text:p text:style-name="P16">(Annai is transfixed -- light plays on her face)</text:p>
      <text:p text:style-name="P16">_Thisone: <text:s/><text:span text:style-name="T1">(over the music) </text:span>So what is this? Some DJ? A group, a band? er, what?</text:p>
      <text:p text:style-name="P16">_Annai: What.</text:p>
      <text:p text:style-name="P16">_Thisone: What?</text:p>
      <text:p text:style-name="P16">_Annai: <text:span text:style-name="T1">(playing back recording of Thisone's voice)</text:span> <text:span text:style-name="T9">“So what is this? Some DJ? A group, a band? er, what?"</text:span>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Music has shifted to a danceable beat. 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text:soft-page-break/></text:p>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text:soft-page-break/></text:p>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song: Give it all to me</text:p>
      <text:p text:style-name="P17"/>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you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text:soft-page-break/>Give me back</text:p>
      <text:p text:style-name="P23">What you stole</text:p>
      <text:p text:style-name="P23"/>
      <text:p text:style-name="P23">Give it all to me</text:p>
      <text:p text:style-name="P23">Pieces of your soul</text:p>
      <text:p text:style-name="P23">Every little thing</text:p>
      <text:p text:style-name="P23">Helps to make me whole</text:p>
      <text:p text:style-name="P23"/>
      <text:p text:style-name="P23">Give it all to me</text:p>
      <text:p text:style-name="P23">Everything inside</text:p>
      <text:p text:style-name="P23">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text:soft-page-break/>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text:soft-page-break/>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w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text:soft-page-break/>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text:soft-page-break/>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text:soft-page-break/>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_Thisone: Do I know the song?</text:p>
      <text:p text:style-name="P18">_Morashon: You will.</text:p>
      <text:p text:style-name="P19"/>
      <text:p text:style-name="P19">Annai sings "Mouth Of Truth" to Morashon's accompaniment. <text:s/>Thisone adds harmony later in the song.</text:p>
      <text:p text:style-name="P19"/>
      <text:p text:style-name="P19">Song: Mouth Of Truth</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text:soft-page-break/>And you take it</text:p>
      <text:p text:style-name="P4">But it breaks you</text:p>
      <text:p text:style-name="P4">So you hate it</text:p>
      <text:p text:style-name="P4"/>
      <text:p text:style-name="P4">Put your hand in the mouth of truth</text:p>
      <text:p text:style-name="P4">Tell yourself it's not true</text:p>
      <text:p text:style-name="P4">Put your hand in the mouth of truth</text:p>
      <text:p text:style-name="P4"/>
      <text:p text:style-name="P4">Sometimes</text:p>
      <text:p text:style-name="P4">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text:soft-page-break/>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text:soft-page-break/>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text:soft-page-break/>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text:soft-page-break/>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text:soft-page-break/>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text:soft-page-break/>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text:soft-page-break/>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text:soft-page-break/>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text:soft-page-break/>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text:soft-page-break/>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text:soft-page-break/>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text:p>
      <text:p text:style-name="P17">Song: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oft-page-break/><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text:soft-page-break/>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nna burn like a star</text:p>
      <text:p text:style-name="P23">Play that guitar</text:p>
      <text:p text:style-name="P23">Singing a song</text:p>
      <text:p text:style-name="P23">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text:soft-page-break/></text:p>
      <text:p text:style-name="P23">Now I'm a star</text:p>
      <text:p text:style-name="P23">I've got a thirty foot car</text:p>
      <text:p text:style-name="P23">I've got a house in the woods</text:p>
      <text:p text:style-name="P23">I've got material goods</text:p>
      <text:p text:style-name="P23">I've got a piece of my mind</text:p>
      <text:p text:style-name="P23">Cost me a dime</text:p>
      <text:p text:style-name="P23">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Dancey-trancey music in background</text:p>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text:soft-page-break/>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text:soft-page-break/>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text:soft-page-break/>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text:soft-page-break/>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text:soft-page-break/>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text:soft-page-break/>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text:soft-page-break/>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text:soft-page-break/>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text:soft-page-break/>Message pops up:</text:p>
      <text:p text:style-name="P17"/>
      <text:p text:style-name="P17">       From: Annai</text:p>
      <text:p text:style-name="P17">       Subject: Am I real?</text:p>
      <text:p text:style-name="P17">          nope. Code.  Bye</text:p>
      <text:p text:style-name="P17"/>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_Thisone (as Morashon): Thank you for coming.  This will be my farewell performance.  </text:p>
      <text:p text:style-name="P16"/>
      <text:p text:style-name="P17">(boos and whistles from crowd, murmuring)</text:p>
      <text:p text:style-name="P17"/>
      <text:p text:style-name="P16">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6"/>
      <text:p text:style-name="P17">(boos, catcalls).</text:p>
      <text:p text:style-name="P17"/>
      <text:p text:style-name="P16">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6"/>
      <text:p text:style-name="P17">(more boos; "who are you?"  "Where is Morashon?" "Just play the fucking song", etc.  The crowd starts to thin as people wander off or port out.)</text:p>
      <text:p text:style-name="P17"/>
      <text:p text:style-name="P16">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 You</text:p>
      <text:p text:style-name="P17">sung by: Thisone (as Morashon)</text:p>
      <text:p text:style-name="P17">Lyrics scroll by, with the iconic bouncing ball</text:p>
      <text:p text:style-name="P17">Lighters in the crowd? The Wave? (too much?)</text:p>
      <text:p text:style-name="P17"><text:soft-page-break/></text:p>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7">(crowd settles down)</text:p>
      <text:p text:style-name="P17"/>
      <text:p text:style-name="P16"><text:soft-page-break/>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7">Song: Mouth Of Truth</text:p>
      <text:p text:style-name="P17"/>
      <text:p text:style-name="P12">Sometimes</text:p>
      <text:p text:style-name="P12">You feel</text:p>
      <text:p text:style-name="P12">You need to make some changes to your lifestyle</text:p>
      <text:p text:style-name="P12">Sometimes</text:p>
      <text:p text:style-name="P12">You know</text:p>
      <text:p text:style-name="P12">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text:soft-page-break/>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Put your hand</text:p>
      <text:p text:style-name="P12">Put your hand</text:p>
      <text:p text:style-name="P11"><text:span text:style-name="T1">Put your hand</text:span> </text:p>
      <text:p text:style-name="P13"/>
      <text:p text:style-name="P13">Put your hand in the mouth of truth..</text:p>
      <text:p text:style-name="P17">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text:soft-page-break/>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oft-page-break/><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pan text:style-name="T2">Over and Over</text:span> </text:p>
      <text:p text:style-name="P1"><text:span text:style-name="T2">I want your Love Divine</text:span> </text:p>
      <text:p text:style-name="P1"><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text:soft-page-break/>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6">Take them all</text:p>
      <text:p text:style-name="P6">Take them all away now</text:p>
      <text:p text:style-name="P6">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Song: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text:soft-page-break/></text:p>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text:soft-page-break/>And the world will know</text:p>
      <text:p text:style-name="P3">Who was the chosen one</text:p>
      <text:p text:style-name="P3">Lit by the midnight sun</text:p>
      <text:p text:style-name="P3">They'll call him Morashon</text:p>
      <text:p text:style-name="P1"/>
      <text:p text:style-name="P3">(together:)</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78</meta:editing-cycles>
    <dc:date>2012-07-31T13:16:18</dc:date>
    <meta:editing-duration>P5DT19H28M53S</meta:editing-duration>
    <meta:document-statistic meta:table-count="0" meta:image-count="0" meta:object-count="0" meta:page-count="46" meta:paragraph-count="1736" meta:word-count="19437" meta:character-count="108861" meta:non-whitespace-character-count="89422"/>
  </office:meta>
</office:document-meta>
</file>